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2.829cm"/>
    </style:style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cccccc"/>
    </style:style>
    <style:style style:name="ce9" style:family="table-cell" style:parent-style-name="Default">
      <style:text-properties fo:color="#cccccc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color="#cccccc"/>
    </style:style>
    <style:style style:name="ce15" style:family="table-cell" style:parent-style-name="Default">
      <style:table-cell-properties fo:border-bottom="none" fo:border-left="none" fo:border-right="0.002cm solid #000000" fo:border-top="none"/>
      <style:text-properties style:use-window-font-color="true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style:use-window-font-color="true" fo:font-style="normal" style:font-style-asian="normal" style:font-style-complex="normal"/>
    </style:style>
    <style:style style:name="ce19" style:family="table-cell" style:parent-style-name="Default">
      <style:table-cell-properties fo:background-color="transparent"/>
      <style:text-properties fo:color="#cccccc"/>
    </style:style>
    <style:style style:name="ce24" style:family="table-cell" style:parent-style-name="Default">
      <style:table-cell-properties fo:border-bottom="none" fo:border-left="0.002cm solid #000000" fo:border-right="none" fo:border-top="none"/>
      <style:text-properties fo:color="#cccccc"/>
    </style:style>
    <style:style style:name="ta_extref" style:family="table">
      <style:table-properties table:display="false"/>
    </style:style>
  </office:automatic-styles>
  <office:body>
    <office:spreadsheet>
      <table:table table:name="booleanOperations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ot a</text:p>
          </table:table-cell>
          <table:table-cell table:style-name="ce1" office:value-type="string">
            <text:p>a or b</text:p>
          </table:table-cell>
          <table:table-cell table:style-name="ce1" office:value-type="string">
            <text:p>a and b</text:p>
          </table:table-cell>
          <table:table-cell table:style-name="ce1" office:value-type="string">
            <text:p>implies (not a or (a and b))</text:p>
          </table:table-cell>
          <table:table-cell table:style-name="ce1" table:number-columns-repeated="2"/>
          <table:table-cell/>
          <table:table-cell table:style-name="ce1" table:number-columns-repeated="1015"/>
        </table:table-row>
        <table:table-row table:style-name="ro1"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table:number-columns-repeated="3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office:value-type="string">
            <text:p>und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3"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und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office:value-type="string">
            <text:p>false</text:p>
          </table:table-cell>
          <table:table-cell table:number-columns-repeated="2"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und.</text:p>
          </table:table-cell>
          <table:table-cell table:number-columns-repeated="4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table:number-columns-repeated="5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false</text:p>
          </table:table-cell>
          <table:table-cell table:number-columns-repeated="2"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und.</text:p>
          </table:table-cell>
          <table:table-cell table:number-columns-repeated="4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6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&gt; false and x = false</text:p>
          </table:table-cell>
          <table:table-cell table:number-columns-repeated="1023"/>
        </table:table-row>
        <table:table-row table:style-name="ro1">
          <table:table-cell office:value-type="string">
            <text:p>-&gt; true or x = true</text:p>
          </table:table-cell>
          <table:table-cell table:number-columns-repeated="1023"/>
        </table:table-row>
        <table:table-row table:style-name="ro1">
          <table:table-cell office:value-type="string">
            <text:p>-&gt; false implies x = true</text:p>
          </table:table-cell>
          <table:table-cell table:number-columns-repeated="1023"/>
        </table:table-row>
        <table:table-row table:style-name="ro1">
          <table:table-cell office:value-type="string">
            <text:p>-&gt; undefined implies x = invalid</text:p>
          </table:table-cell>
          <table:table-cell table:number-columns-repeated="1023"/>
        </table:table-row>
        <table:table-row table:style-name="ro1">
          <table:table-cell office:value-type="string">
            <text:p>-&gt; invalid implies x = invalid</text:p>
          </table:table-cell>
          <table:table-cell table:number-columns-repeated="1023"/>
        </table:table-row>
      </table:table>
      <table:table table:name="exists" table:style-name="ta1" table:print="false">
        <table:table-column table:style-name="co2" table:default-cell-style-name="ce5"/>
        <table:table-column table:style-name="co3" table:default-cell-style-name="ce8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3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Default"/>
          <table:table-cell table:style-name="ce2" table:number-columns-repeated="1021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Default"/>
          <table:table-cell table:style-name="ce3" table:number-columns-repeated="1021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Default"/>
          <table:table-cell table:style-name="ce3" table:number-columns-repeated="1021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Default"/>
          <table:table-cell table:style-name="ce3" table:number-columns-repeated="1021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c))</text:p>
          </table:table-cell>
          <table:table-cell table:style-name="ce6" office:value-type="string">
            <text:p>invalid(body(d))</text:p>
          </table:table-cell>
          <table:table-cell table:style-name="ce12" office:value-type="string">
            <text:p>C-&gt;exists(..)</text:p>
          </table:table-cell>
          <table:table-cell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no</text:p>
          </table:table-cell>
          <table:table-cell office:value-type="string">
            <text:p>no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</table:table>
      <table:table table:name="forAll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5" table:default-cell-style-name="ce10"/>
        <table:table-column table:style-name="co1" table:number-columns-repeated="2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Default"/>
          <table:table-cell table:style-name="ce16" table:number-columns-repeated="7"/>
          <table:table-cell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body(x) forAll x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forAll(..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3" office:value-type="string">
            <text:p>invali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no</text:p>
          </table:table-cell>
          <table:table-cell table:number-columns-repeated="5"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8" office:value-type="string">
            <text:p>fals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17" office:value-type="string">
            <text:p>true</text:p>
          </table:table-cell>
          <table:table-cell/>
        </table:table-row>
        <table:table-row table:style-name="ro1">
          <table:table-cell table:style-name="ce15" office:value-type="float" office:value="11">
            <text:p>11</text:p>
          </table:table-cell>
          <table:table-cell table:style-name="ce17" office:value-type="string">
            <text:p>no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12">
            <text:p>12</text:p>
          </table:table-cell>
          <table:table-cell table:style-name="ce17" office:value-type="string">
            <text:p>no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13">
            <text:p>13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no</text:p>
          </table:table-cell>
          <table:table-cell office:value-type="string">
            <text:p>yes</text:p>
          </table:table-cell>
          <table:table-cell table:number-columns-repeated="4"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table:style-name="ce15" office:value-type="float" office:value="23">
            <text:p>23</text:p>
          </table:table-cell>
          <table:table-cell table:style-name="ce17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24">
            <text:p>24</text:p>
          </table:table-cell>
          <table:table-cell table:style-name="ce17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25">
            <text:p>25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</table:table>
      <table:table table:name="isUnique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isUnique(x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isUnique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any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any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undefined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b</text:p>
          </table:table-cell>
        </table:table-row>
      </table:table>
      <table:table table:name="one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6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7"/>
        </table:table-row>
        <table:table-row table:style-name="ro1">
          <table:table-cell table:style-name="Default"/>
          <table:table-cell table:style-name="ce16" table:number-columns-repeated="7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body(c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one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4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table:number-columns-repeated="5"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Default"/>
          <table:table-cell table:number-columns-repeated="7"/>
        </table:table-row>
      </table:table>
      <table:table table:name="collect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4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5"/>
        </table:table-row>
        <table:table-row table:style-name="ro1">
          <table:table-cell table:style-name="Default"/>
          <table:table-cell table:style-name="ce16" table:number-columns-repeated="5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collect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no</text:p>
          </table:table-cell>
          <table:table-cell office:value-type="string">
            <text:p>C { body(a), body(b), … }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 { body(a), undefined, body(c), … }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{ body(a), body(b), … }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 { body(a), undefined, body(c), … }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select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select(..)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C { }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{ b }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C { }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4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{ b }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4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4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4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reject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reject(..)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C / C { }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/ C { b }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C / C { }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4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/ C { b }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4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4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4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collectNested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4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5"/>
        </table:table-row>
        <table:table-row table:style-name="ro1">
          <table:table-cell table:style-name="Default"/>
          <table:table-cell table:style-name="ce16" table:number-columns-repeated="5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collectNested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no</text:p>
          </table:table-cell>
          <table:table-cell office:value-type="string">
            <text:p>C { body(a), body(b), … }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 { body(a), undefined, body(c), … }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{ body(a), body(b), … }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 { body(a), undefined, body(c), … }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sortedBy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4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5"/>
        </table:table-row>
        <table:table-row table:style-name="ro1">
          <table:table-cell table:style-name="Default"/>
          <table:table-cell table:style-name="ce16" table:number-columns-repeated="5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sortedBy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no</text:p>
          </table:table-cell>
          <table:table-cell office:value-type="string">
            <text:p>sorted(C)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sorted(C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iterate" table:style-name="ta1" table:print="false">
        <table:table-column table:style-name="co1" table:default-cell-style-name="ce3"/>
        <table:table-column table:style-name="co1" table:number-columns-repeated="3" table:default-cell-style-name="ce16"/>
        <table:table-row table:style-name="ro2">
          <table:table-cell table:style-name="ce2" office:value-type="string">
            <text:p>C = Collection { a, b, c, … }</text:p>
          </table:table-cell>
          <table:table-cell table:number-columns-repeated="3"/>
        </table:table-row>
        <table:table-row table:style-name="ro3">
          <table:table-cell office:value-type="string">
            <text:p>invalid(x) = if x.oclIsInvalid()</text:p>
          </table:table-cell>
          <table:table-cell table:number-columns-repeated="3"/>
        </table:table-row>
        <table:table-row table:style-name="ro3">
          <table:table-cell office:value-type="string">
            <text:p>undefined(x) = if x.oclIsUndedined()</text:p>
          </table:table-cell>
          <table:table-cell table:number-columns-repeated="3"/>
        </table:table-row>
        <table:table-row table:style-name="ro3">
          <table:table-cell office:value-type="string">
            <text:p>body(x) = body result of a for C-&gt;iterate(x | body)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C-&gt;iterate(..)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8" office:value-type="string">
            <text:p>no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iterate(C)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8" office:value-type="string">
            <text:p>no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iterate(C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5">15.03.2010</text:date>, <text:time>16:35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as Wilke</meta:initial-creator>
    <meta:creation-date>2010-03-12T10:02:51.34</meta:creation-date>
    <dc:date>2010-03-15T16:35:28.53</dc:date>
    <dc:creator>Claas Wilke</dc:creator>
    <meta:editing-duration>PT07H09M40S</meta:editing-duration>
    <meta:editing-cycles>49</meta:editing-cycles>
    <meta:generator>OpenOffice.org/3.2$Win32 OpenOffice.org_project/320m12$Build-9483</meta:generator>
    <meta:document-statistic meta:table-count="12" meta:cell-count="1516" meta:object-count="0"/>
  </office:meta>
</office:document-meta>
</file>